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3" table:style-name="ce1">
            <text:p>53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59" table:style-name="ce1">
            <text:p>59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1" table:style-name="ce1">
            <text:p>71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2" table:style-name="ce1">
            <text:p>72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3" table:style-name="ce1">
            <text:p>73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4" table:style-name="ce1">
            <text:p>74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6" table:style-name="ce1">
            <text:p>76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7" table:style-name="ce1">
            <text:p>77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8" table:style-name="ce1">
            <text:p>78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9" table:style-name="ce1">
            <text:p>79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1" table:style-name="ce1">
            <text:p>81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2" table:style-name="ce1">
            <text:p>82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3" table:style-name="ce1">
            <text:p>83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4" table:style-name="ce1">
            <text:p>84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6" table:style-name="ce1">
            <text:p>86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7" table:style-name="ce1">
            <text:p>87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8" table:style-name="ce1">
            <text:p>88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9" table:style-name="ce1">
            <text:p>89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1" table:style-name="ce1">
            <text:p>91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2" table:style-name="ce1">
            <text:p>92</text:p>
          </table:table-cell>
          <table:table-cell table:number-columns-repeated="1638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3" table:style-name="ce1">
            <text:p>93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4" table:style-name="ce1">
            <text:p>94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6" table:style-name="ce1">
            <text:p>96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97" table:style-name="ce1">
            <text:p>97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98" table:style-name="ce1">
            <text:p>98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01" table:style-name="ce1">
            <text:p>101</text:p>
          </table:table-cell>
          <table:table-cell table:number-columns-repeated="16382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02" table:style-name="ce1">
            <text:p>102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03" table:style-name="ce1">
            <text:p>103</text:p>
          </table:table-cell>
          <table:table-cell table:number-columns-repeated="16382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04" table:style-name="ce1">
            <text:p>104</text:p>
          </table:table-cell>
          <table:table-cell table:number-columns-repeated="16382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05" table:style-name="ce1">
            <text:p>105</text:p>
          </table:table-cell>
          <table:table-cell table:number-columns-repeated="16382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06" table:style-name="ce1">
            <text:p>106</text:p>
          </table:table-cell>
          <table:table-cell table:number-columns-repeated="16382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07" table:style-name="ce1">
            <text:p>107</text:p>
          </table:table-cell>
          <table:table-cell table:number-columns-repeated="16382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08" table:style-name="ce1">
            <text:p>108</text:p>
          </table:table-cell>
          <table:table-cell table:number-columns-repeated="1638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09" table:style-name="ce1">
            <text:p>109</text:p>
          </table:table-cell>
          <table:table-cell table:number-columns-repeated="16382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16382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11" table:style-name="ce1">
            <text:p>111</text:p>
          </table:table-cell>
          <table:table-cell table:number-columns-repeated="1638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12" table:style-name="ce1">
            <text:p>112</text:p>
          </table:table-cell>
          <table:table-cell table:number-columns-repeated="16382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13" table:style-name="ce1">
            <text:p>113</text:p>
          </table:table-cell>
          <table:table-cell table:number-columns-repeated="16382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14" table:style-name="ce1">
            <text:p>114</text:p>
          </table:table-cell>
          <table:table-cell table:number-columns-repeated="1638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15" table:style-name="ce1">
            <text:p>115</text:p>
          </table:table-cell>
          <table:table-cell table:number-columns-repeated="16382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16" table:style-name="ce1">
            <text:p>116</text:p>
          </table:table-cell>
          <table:table-cell table:number-columns-repeated="16382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17" table:style-name="ce1">
            <text:p>117</text:p>
          </table:table-cell>
          <table:table-cell table:number-columns-repeated="1638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18" table:style-name="ce1">
            <text:p>118</text:p>
          </table:table-cell>
          <table:table-cell table:number-columns-repeated="16382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19" table:style-name="ce1">
            <text:p>119</text:p>
          </table:table-cell>
          <table:table-cell table:number-columns-repeated="16382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21" table:style-name="ce1">
            <text:p>121</text:p>
          </table:table-cell>
          <table:table-cell table:number-columns-repeated="16382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22" table:style-name="ce1">
            <text:p>122</text:p>
          </table:table-cell>
          <table:table-cell table:number-columns-repeated="16382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23" table:style-name="ce1">
            <text:p>123</text:p>
          </table:table-cell>
          <table:table-cell table:number-columns-repeated="16382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24" table:style-name="ce1">
            <text:p>124</text:p>
          </table:table-cell>
          <table:table-cell table:number-columns-repeated="16382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25" table:style-name="ce1">
            <text:p>125</text:p>
          </table:table-cell>
          <table:table-cell table:number-columns-repeated="16382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26" table:style-name="ce1">
            <text:p>126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27" table:style-name="ce1">
            <text:p>127</text:p>
          </table:table-cell>
          <table:table-cell table:number-columns-repeated="1638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28" table:style-name="ce1">
            <text:p>128</text:p>
          </table:table-cell>
          <table:table-cell table:number-columns-repeated="1638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29" table:style-name="ce1">
            <text:p>129</text:p>
          </table:table-cell>
          <table:table-cell table:number-columns-repeated="16382"/>
        </table:table-row>
        <table:table-row table:number-rows-repeated="10484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(Student  C00272285) Luka Brennan</meta:initial-creator>
    <dc:creator>(Student  C00272285) Luka Brennan</dc:creator>
    <meta:creation-date>2024-10-01T13:03:45Z</meta:creation-date>
    <dc:date>2024-10-01T13:08:33Z</dc:date>
  </office:meta>
</office:document-meta>
</file>